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randon Grotesque Regular" svg:font-family="'Brandon Grotesque Regul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arianne" svg:font-family="Marianne" style:font-family-generic="roman" style:font-pitch="variable"/>
    <style:font-face style:name="Noto Sans Symbols" svg:font-family="'Noto Sans Symbols'" style:font-family-generic="roman" style:font-pitch="variable"/>
    <style:font-face style:name="Liberation Sans" svg:font-family="'Liberation Sans'" style:font-family-generic="swiss" style:font-pitch="variable"/>
    <style:font-face style:name="Brandon Grotesque Regular1" svg:font-family="'Brandon Grotesque Regul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arianne1" svg:font-family="Marianne"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margin-left="4.25in" fo:margin-right="-0.3937in" fo:margin-top="0in" fo:margin-bottom="0in" loext:contextual-spacing="false" fo:line-height="100%" fo:text-indent="0in" style:auto-text-indent="false"/>
    </style:style>
    <style:style style:name="P2" style:family="paragraph" style:parent-style-name="Standard">
      <style:paragraph-properties fo:margin-left="4.25in" fo:margin-right="-0.3937in" fo:margin-top="0in" fo:margin-bottom="0in" loext:contextual-spacing="false" fo:line-height="100%" fo:text-indent="0.8311in" style:auto-text-indent="false"/>
      <style:text-properties style:font-name="Marianne" fo:font-size="11pt" style:font-name-asian="Marianne1" style:font-size-asian="11pt" style:font-name-complex="Marianne1" style:font-size-complex="11pt"/>
    </style:style>
    <style:style style:name="P3" style:family="paragraph" style:parent-style-name="Standard">
      <style:paragraph-properties fo:margin-left="4.25in" fo:margin-right="0in" fo:margin-top="0in" fo:margin-bottom="0in" loext:contextual-spacing="false" fo:line-height="100%" fo:text-indent="0in" style:auto-text-indent="false">
        <style:tab-stops>
          <style:tab-stop style:position="3.4457in"/>
        </style:tab-stops>
      </style:paragraph-properties>
    </style:style>
    <style:style style:name="P4" style:family="paragraph" style:parent-style-name="Standard">
      <style:paragraph-properties fo:margin-left="4.25in" fo:margin-right="0in" fo:margin-top="0in" fo:margin-bottom="0in" loext:contextual-spacing="false" fo:line-height="100%" fo:text-indent="0in" style:auto-text-indent="false">
        <style:tab-stops>
          <style:tab-stop style:position="3.4457in"/>
        </style:tab-stops>
      </style:paragraph-properties>
      <style:text-properties style:font-name="Marianne" style:font-name-asian="Marianne1" style:font-name-complex="Marianne1"/>
    </style:style>
    <style:style style:name="P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Marianne" style:font-name-asian="Marianne1" style:font-name-complex="Marianne1"/>
    </style:style>
    <style:style style:name="P6" style:family="paragraph" style:parent-style-name="Standard">
      <style:paragraph-properties fo:margin-left="0in" fo:margin-right="0in" fo:margin-top="0in" fo:margin-bottom="0in" loext:contextual-spacing="false" fo:line-height="100%" fo:text-indent="0in" style:auto-text-indent="false">
        <style:tab-stops>
          <style:tab-stop style:position="1.5752in"/>
        </style:tab-stops>
      </style:paragraph-properties>
      <style:text-properties style:font-name="Marianne" style:font-name-asian="Marianne1" style:font-name-complex="Marianne1"/>
    </style:style>
    <style:style style:name="P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indent="0in" style:auto-text-indent="false">
        <style:tab-stops>
          <style:tab-stop style:position="1.5752in"/>
        </style:tab-stops>
      </style:paragraph-properties>
    </style:style>
    <style:style style:name="P9" style:family="paragraph" style:parent-style-name="Standard">
      <style:paragraph-properties fo:margin-left="0in" fo:margin-right="0in" fo:margin-top="0in" fo:margin-bottom="0in" loext:contextual-spacing="false" fo:line-height="100%" fo:text-indent="0in" style:auto-text-indent="false">
        <style:tab-stops>
          <style:tab-stop style:position="2.0673in"/>
        </style:tab-stops>
      </style:paragraph-properties>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Brandon Grotesque Regular" fo:font-size="8pt" fo:font-style="normal" style:text-underline-style="none" fo:font-weight="normal" style:font-name-asian="Brandon Grotesque Regular1" style:font-size-asian="8pt" style:font-style-asian="normal" style:font-weight-asian="normal" style:font-name-complex="Brandon Grotesque Regular1" style:font-size-complex="8pt"/>
    </style:style>
    <style:style style:name="P11"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Brandon Grotesque Regular" fo:font-size="8pt" fo:font-style="normal" style:text-underline-style="none" fo:font-weight="normal" style:font-name-asian="Brandon Grotesque Regular1" style:font-size-asian="8pt" style:font-style-asian="normal" style:font-weight-asian="normal" style:font-name-complex="Brandon Grotesque Regular1" style:font-size-complex="8pt"/>
    </style:style>
    <style:style style:name="P12"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13" style:family="paragraph" style:parent-style-name="Standard">
      <style:paragraph-properties fo:margin-top="0in" fo:margin-bottom="0in" loext:contextual-spacing="false" fo:line-height="100%" fo:text-align="justify" style:justify-single-word="false"/>
      <style:text-properties style:font-name="Marianne" fo:font-size="11pt" style:font-name-asian="Marianne1" style:font-size-asian="11pt" style:font-name-complex="Marianne1" style:font-size-complex="11pt"/>
    </style:style>
    <style:style style:name="P14" style:family="paragraph" style:parent-style-name="Standard">
      <style:paragraph-properties fo:margin-top="0in" fo:margin-bottom="0in" loext:contextual-spacing="false" fo:line-height="100%" fo:text-align="justify" style:justify-single-word="false"/>
      <style:text-properties style:font-name="Marianne" fo:font-size="10pt" style:font-name-asian="Marianne1" style:font-size-asian="10pt" style:font-name-complex="Marianne1" style:font-size-complex="10pt"/>
    </style:style>
    <style:style style:name="P15" style:family="paragraph" style:parent-style-name="Standard">
      <style:paragraph-properties fo:margin-top="0in" fo:margin-bottom="0in" loext:contextual-spacing="false" fo:line-height="100%" fo:text-align="justify" style:justify-single-word="false" fo:orphans="0" fo:widows="0"/>
      <style:text-properties style:font-name="Marianne" fo:font-size="10pt" style:font-name-asian="Marianne1" style:font-size-asian="10pt" style:font-name-complex="Marianne1" style:font-size-complex="10pt"/>
    </style:style>
    <style:style style:name="P16" style:family="paragraph" style:parent-style-name="Standard">
      <style:paragraph-properties fo:margin-top="0in" fo:margin-bottom="0in" loext:contextual-spacing="false" fo:line-height="100%" fo:text-align="justify" style:justify-single-word="false"/>
    </style:style>
    <style:style style:name="P17" style:family="paragraph" style:parent-style-name="Standard">
      <style:paragraph-properties fo:margin-top="0in" fo:margin-bottom="0in" loext:contextual-spacing="false" fo:line-height="100%" fo:text-align="justify" style:justify-single-word="false" fo:orphans="0" fo:widows="0"/>
    </style:style>
    <style:style style:name="P18" style:family="paragraph" style:parent-style-name="Standard">
      <style:paragraph-properties fo:margin-top="0in" fo:margin-bottom="0.1043in" loext:contextual-spacing="false" fo:line-height="106%" fo:text-align="justify" style:justify-single-word="false" fo:orphans="0" fo:widows="0"/>
    </style:style>
    <style:style style:name="P19" style:family="paragraph" style:parent-style-name="Standard">
      <style:paragraph-properties fo:margin-top="0in" fo:margin-bottom="0.1043in" loext:contextual-spacing="false" fo:line-height="100%" fo:text-align="justify" style:justify-single-word="false" fo:orphans="0" fo:widows="0"/>
    </style:style>
    <style:style style:name="P20" style:family="paragraph" style:parent-style-name="Standard">
      <style:paragraph-properties fo:margin-top="0in" fo:margin-bottom="0.1043in" loext:contextual-spacing="false" fo:line-height="100%" fo:text-align="justify" style:justify-single-word="false" fo:orphans="0" fo:widows="0"/>
      <style:text-properties style:font-name="Marianne" fo:font-size="10pt" style:font-name-asian="Marianne1" style:font-size-asian="10pt" style:font-name-complex="Marianne1" style:font-size-complex="10pt"/>
    </style:style>
    <style:style style:name="P21" style:family="paragraph" style:parent-style-name="Standard" style:list-style-name="WWNum1">
      <style:paragraph-properties fo:margin-left="0.5in" fo:margin-right="0in" fo:margin-top="0in" fo:margin-bottom="0.1043in" loext:contextual-spacing="false" fo:line-height="106%" fo:text-align="justify" style:justify-single-word="false" fo:orphans="0" fo:widows="0" fo:text-indent="-0.25in" style:auto-text-indent="false"/>
    </style:style>
    <style:style style:name="P22" style:family="paragraph" style:parent-style-name="Standard">
      <style:paragraph-properties fo:margin-left="3.4457in" fo:margin-right="0in" fo:margin-top="0in" fo:margin-bottom="0in" loext:contextual-spacing="false" fo:line-height="100%" fo:text-align="justify" style:justify-single-word="false" fo:orphans="0" fo:widows="0" fo:text-indent="0in" style:auto-text-indent="false"/>
    </style:style>
    <style:style style:name="P23" style:family="paragraph" style:parent-style-name="Standard">
      <style:paragraph-properties fo:margin-left="3.4457in" fo:margin-right="0in" fo:margin-top="0in" fo:margin-bottom="0in" loext:contextual-spacing="false" fo:line-height="100%" fo:text-align="justify" style:justify-single-word="false" fo:orphans="0" fo:widows="0" fo:text-indent="0in" style:auto-text-indent="false">
        <style:tab-stops>
          <style:tab-stop style:position="3.5437in"/>
        </style:tab-stops>
      </style:paragraph-properties>
    </style:style>
    <style:style style:name="P24" style:family="paragraph" style:parent-style-name="Standard">
      <style:paragraph-properties fo:margin-left="3.4457in" fo:margin-right="0in" fo:margin-top="0in" fo:margin-bottom="0in" loext:contextual-spacing="false" fo:line-height="100%" fo:text-align="justify" style:justify-single-word="false" fo:orphans="0" fo:widows="0" fo:text-indent="0in" style:auto-text-indent="false">
        <style:tab-stops>
          <style:tab-stop style:position="3.5437in"/>
        </style:tab-stops>
      </style:paragraph-properties>
      <style:text-properties style:font-name="Marianne" fo:font-size="10pt" style:font-name-asian="Marianne1" style:font-size-asian="10pt" style:font-name-complex="Marianne1" style:font-size-complex="10pt"/>
    </style:style>
    <style:style style:name="P25" style:family="paragraph" style:parent-style-name="Standard" style:master-page-name="Standard">
      <style:paragraph-properties style:page-number="1">
        <style:tab-stops>
          <style:tab-stop style:position="0.6457in"/>
        </style:tab-stops>
      </style:paragraph-properties>
    </style:style>
    <style:style style:name="T1" style:family="text">
      <style:text-properties style:font-name="Marianne" fo:font-size="11pt" style:font-name-asian="Marianne1" style:font-size-asian="11pt" style:font-name-complex="Marianne1" style:font-size-complex="11pt"/>
    </style:style>
    <style:style style:name="T2" style:family="text">
      <style:text-properties style:font-name="Marianne" fo:font-size="11pt" style:text-underline-style="solid" style:text-underline-width="auto" style:text-underline-color="font-color" style:font-name-asian="Marianne1" style:font-size-asian="11pt" style:font-name-complex="Marianne1" style:font-size-complex="11pt"/>
    </style:style>
    <style:style style:name="T3" style:family="text">
      <style:text-properties style:font-name="Marianne" style:font-name-asian="Marianne1" style:font-name-complex="Marianne1"/>
    </style:style>
    <style:style style:name="T4" style:family="text">
      <style:text-properties style:font-name="Marianne" fo:font-size="10pt" style:font-name-asian="Marianne1" style:font-size-asian="10pt" style:font-name-complex="Marianne1" style:font-size-complex="10pt"/>
    </style:style>
    <style:style style:name="T5" style:family="text">
      <style:text-properties style:font-name="Marianne" fo:font-size="10pt" fo:font-weight="bold" style:font-name-asian="Marianne1" style:font-size-asian="10pt" style:font-weight-asian="bold" style:font-name-complex="Marianne1" style:font-size-complex="10pt"/>
    </style:style>
    <style:style style:name="T6" style:family="text">
      <style:text-properties style:font-name="Noto Sans Symbols" style:font-name-asian="Noto Sans Symbols1" style:font-name-complex="Noto Sans Symbols1"/>
    </style:style>
    <style:style style:name="T7" style:family="text">
      <style:text-properties fo:font-size="10pt" style:font-size-asian="10pt" style:font-size-complex="10pt"/>
    </style:style>
    <style:style style:name="T8" style:family="text">
      <style:text-properties fo:font-variant="normal" fo:text-transform="none" fo:color="#009999" style:text-line-through-style="none" style:text-line-through-type="none" style:text-position="0% 100%" style:font-name="Brandon Grotesque Regular" fo:font-size="8pt" fo:font-style="normal" style:text-underline-style="none" fo:font-weight="normal" style:font-name-asian="Brandon Grotesque Regular1" style:font-size-asian="8pt" style:font-style-asian="normal" style:font-weight-asian="normal" style:font-name-complex="Brandon Grotesque Regular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text:tab/></text:span></text:p>
      <text:p text:style-name="P1"><text:span text:style-name="T1">le </text:span><text:span text:style-name="T3">{{date}}</text:span></text:p>
      <text:p text:style-name="P2"/>
      <text:p text:style-name="P1"><text:span text:style-name="T1">Le Maire de xxxx</text:span></text:p>
      <text:p text:style-name="P2"/>
      <text:p text:style-name="P1"><text:span text:style-name="T1">à </text:span></text:p>
      <text:p text:style-name="P2"/>
      <text:p text:style-name="P3"><text:span text:style-name="T1">Nom prénom</text:span></text:p>
      <text:p text:style-name="P3"><text:span text:style-name="T1">adresse<text:line-break/>adresse</text:span></text:p>
      <text:p text:style-name="P4"/>
      <text:p text:style-name="P5"/>
      <text:p text:style-name="P5"/>
      <text:p text:style-name="P7"><text:span text:style-name="T2">Objet</text:span><text:span text:style-name="T1"> : </text:span><text:span text:style-name="T3">Signalement d’une potentielle infraction au code de l’urbanisme</text:span><text:span text:style-name="T1"> – Parcelle </text:span><text:span text:style-name="T3">{{num_parcelle}}</text:span><text:span text:style-name="T1"> – commune de {{nom_commune}}</text:span></text:p>
      <text:p text:style-name="P6"/>
      <text:p text:style-name="P8"><text:span text:style-name="T2">N/Réf</text:span><text:span text:style-name="T1">. : </text:span><text:span text:style-name="T3">{{num_fiche_signalement}}</text:span></text:p>
      <text:p text:style-name="P9"><text:span text:style-name="T1">Affaire suivie par xxxxxx</text:span></text:p>
      <text:p text:style-name="P9"><text:span text:style-name="T1">xxxx</text:span></text:p>
      <text:p text:style-name="P7"><text:span text:style-name="T1">LRAR n° xxx<text:tab/></text:span></text:p>
      <text:p text:style-name="P13"/>
      <text:p text:style-name="P13"/>
      <text:p text:style-name="P16"><text:span text:style-name="T4">Monsieur (Madame), </text:span></text:p>
      <text:p text:style-name="P14"/>
      <text:p text:style-name="P17"><text:span text:style-name="T4">Dans le cadre de la politique de préservation des espaces naturels, agricoles et forestiers, la commune s’efforce de prévenir les constructions et occupations illégales. Outre les enjeux environnementaux, ces situations peuvent parfois présenter des risques pour la sécurité des personnes, notamment en zones soumises à des aléas naturels.</text:span></text:p>
      <text:p text:style-name="P14"/>
      <text:p text:style-name="P16"><text:span text:style-name="T4">Des constructions ou installations ont été repérées sur la parcelle cadastrée {{num_parcelle}} située {{addresse_avec_parentheses}}, en zone {{zones_a_enjeux}}. Ces éléments ont été identifiés à l’aide d’un outil numérique développé par les services de l’État (fiche de signalement n°{{num_fiche_signalement}}).</text:span></text:p>
      <text:p text:style-name="P14"><text:soft-page-break/></text:p>
      <text:p text:style-name="P18"><text:span text:style-name="T4">En fonction du cadre réglementaire applicable :</text:span></text:p>
      <text:list xml:id="list1653345618" text:style-name="WWNum1">
        <text:list-item>
          <text:p text:style-name="P21"><text:span text:style-name="T5">Si PLU</text:span><text:span text:style-name="T4"> : cette zone est soumise à des règles d’urbanisme strictes conformément au plan local d’urbanisme (PLU) de la commune.</text:span></text:p>
        </text:list-item>
        <text:list-item>
          <text:p text:style-name="P21"><text:span text:style-name="T5">Si RNU</text:span><text:span text:style-name="T4"> : cette zone est soumise au règlement national d’urbanisme (RNU), qui interdit les constructions nouvelles en l’absence d’autorisation.</text:span></text:p>
        </text:list-item>
      </text:list>
      <text:p text:style-name="P16"><text:span text:style-name="T4"><text:s/></text:span></text:p>
      <text:p text:style-name="P19"><text:span text:style-name="T4">Je vous rappelle que toute construction ou installation réalisée sans autorisation d’urbanisme ou en méconnaissance des règles applicables constitue une infraction (articles L. 480-1 et suivants du Code de l’urbanisme) et peut entraîner des sanctions pénales ou administratives.</text:span></text:p>
      <text:p text:style-name="P19"><text:span text:style-name="T5">Par conséquent, je vous invite à vous rapprocher du service urbanisme de la mairie afin de régulariser la situation</text:span><text:span text:style-name="T4">, ou le cas échéant, à procéder à la remise en état des lieux si les travaux ne sont pas régularisables.</text:span></text:p>
      <text:p text:style-name="P19"><text:span text:style-name="T5">Merci également d’informer le service urbanisme une fois la régularisation</text:span><text:span text:style-name="T4"> effectuée ou si vous disposez de justificatifs permettant d’éclaircir la situation.</text:span></text:p>
      <text:p text:style-name="P19"><text:span text:style-name="T4">À défaut de régularisation ou de remise en état dans un délai d’un mois à compter de la réception du présent courrier, </text:span><text:span text:style-name="T5">je serai dans l’obligation de dresser un procès-verbal d’infraction et d’en informer Monsieur/Madame le Procureur de la République</text:span><text:span text:style-name="T4">. La commune pourra également engager toute autre démarche nécessaire au respect du droit de l’urbanisme.</text:span></text:p>
      <text:p text:style-name="P20"/>
      <text:p text:style-name="P19"><text:span text:style-name="T4">Je vous remercie par avance de votre compréhension et de votre diligence.</text:span></text:p>
      <text:p text:style-name="P20"/>
      <text:p text:style-name="P19"><text:span text:style-name="T4">Veuillez agréer, Monsieur (Madame), l’assurance de mes salutations distinguées.</text:span></text:p>
      <text:p text:style-name="P15"/>
      <text:p text:style-name="P22"><text:span text:style-name="T4">Le Maire,</text:span></text:p>
      <text:p text:style-name="P24"/>
      <text:p text:style-name="P23"><text:span text:style-name="T4">xxx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randon Grotesque Regular" svg:font-family="'Brandon Grotesque Regula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Marianne" svg:font-family="Marianne" style:font-family-generic="roman" style:font-pitch="variable"/>
    <style:font-face style:name="Noto Sans Symbols" svg:font-family="'Noto Sans Symbols'" style:font-family-generic="roman" style:font-pitch="variable"/>
    <style:font-face style:name="Liberation Sans" svg:font-family="'Liberation Sans'" style:font-family-generic="swiss" style:font-pitch="variable"/>
    <style:font-face style:name="Brandon Grotesque Regular1" svg:font-family="'Brandon Grotesque Regula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arianne1" svg:font-family="Marianne"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Noto Sans Symbols" fo:font-family="'Noto Sans Symbol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Brandon Grotesque Regular" fo:font-size="8pt" fo:font-style="normal" style:text-underline-style="none" fo:font-weight="normal" style:font-name-asian="Brandon Grotesque Regular1" style:font-size-asian="8pt" style:font-style-asian="normal" style:font-weight-asian="normal" style:font-name-complex="Brandon Grotesque Regular1" style:font-size-complex="8pt"/>
    </style:style>
    <style:style style:name="MP2"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MP3"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Brandon Grotesque Regular" fo:font-size="8pt" fo:font-style="normal" style:text-underline-style="none" fo:font-weight="normal" style:font-name-asian="Brandon Grotesque Regular1" style:font-size-asian="8pt" style:font-style-asian="normal" style:font-weight-asian="normal" style:font-name-complex="Brandon Grotesque Regular1" style:font-size-complex="8pt"/>
    </style:style>
    <style:style style:name="MT1" style:family="text">
      <style:text-properties fo:font-variant="normal" fo:text-transform="none" fo:color="#009999" style:text-line-through-style="none" style:text-line-through-type="none" style:text-position="0% 100%" style:font-name="Brandon Grotesque Regular" fo:font-size="8pt" fo:font-style="normal" style:text-underline-style="none" fo:font-weight="normal" style:font-name-asian="Brandon Grotesque Regular1" style:font-size-asian="8pt" style:font-style-asian="normal" style:font-weight-asian="normal" style:font-name-complex="Brandon Grotesque Regular1" style:font-size-complex="8pt"/>
    </style:style>
    <style:page-layout style:name="Mpm1">
      <style:page-layout-properties fo:page-width="8.2681in" fo:page-height="11.6929in" style:num-format="1" style:print-orientation="portrait" fo:margin-top="0.4925in" fo:margin-bottom="0.4925in" fo:margin-left="0.9846in" fo:margin-right="0.7866in" style:writing-mode="lr-tb" style:layout-grid-color="#c0c0c0" style:layout-grid-lines="269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style:header>
      <style:footer>
        <text:p text:style-name="MP2"><text:span text:style-name="MT1"><text:s text:c="28"/></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351" meta:character-count="2446" meta:non-whitespace-character-count="2086"/>
    <meta:generator>LibreOfficeDev/6.0.5.2$Linux_X86_64 LibreOffice_project/</meta:generator>
    <meta:user-defined meta:name="AppVersion">14.0000</meta:user-defined>
  </office:meta>
</office:document-meta>
</file>